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solid" draw:fill-color="#cc80b4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solid" draw:fill-color="#a8d384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3" style:family="graphic" style:parent-style-name="standard">
      <style:graphic-properties draw:stroke="solid" svg:stroke-width="0.019cm" svg:stroke-color="#ad649a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6fb544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Fine_20_Dashed" svg:stroke-width="0.019cm" svg:stroke-color="#80808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80808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cc80b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a8d38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5.499cm" svg:height="2.25cm" svg:x="7.933cm" svg:y="13.709cm" svg:viewBox="0 0 5500 2251" draw:points="0,2251 1249,0 5500,0">
            <text:p/>
          </draw:polygon>
          <draw:polygon draw:style-name="gr2" draw:text-style-name="P2" draw:layer="layout" svg:width="5.499cm" svg:height="2.25cm" svg:x="7.933cm" svg:y="13.709cm" svg:viewBox="0 0 5500 2251" draw:points="0,2251 4249,2251 5500,0">
            <text:p/>
          </draw:polygon>
          <draw:line draw:style-name="gr3" draw:text-style-name="P3" draw:layer="layout" svg:x1="7.933cm" svg:y1="15.96cm" svg:x2="9.182cm" svg:y2="13.709cm">
            <text:p/>
          </draw:line>
          <draw:line draw:style-name="gr4" draw:text-style-name="P3" draw:layer="layout" svg:x1="12.182cm" svg:y1="15.96cm" svg:x2="13.433cm" svg:y2="13.709cm">
            <text:p/>
          </draw:line>
          <draw:line draw:style-name="gr3" draw:text-style-name="P3" draw:layer="layout" svg:x1="9.183cm" svg:y1="13.709cm" svg:x2="13.434cm" svg:y2="13.709cm">
            <text:p/>
          </draw:line>
          <draw:line draw:style-name="gr4" draw:text-style-name="P3" draw:layer="layout" svg:x1="7.933cm" svg:y1="15.96cm" svg:x2="12.182cm" svg:y2="15.96cm">
            <text:p/>
          </draw:line>
          <draw:line draw:style-name="gr5" draw:text-style-name="P3" draw:layer="layout" svg:x1="9.183cm" svg:y1="13.709cm" svg:x2="12.183cm" svg:y2="15.96cm">
            <text:p/>
          </draw:line>
          <draw:line draw:style-name="gr5" draw:text-style-name="P3" draw:layer="layout" svg:x1="7.933cm" svg:y1="15.96cm" svg:x2="13.433cm" svg:y2="13.709cm">
            <text:p/>
          </draw:line>
          <draw:g>
            <draw:line draw:style-name="gr6" draw:text-style-name="P3" draw:layer="layout" svg:x1="10.582cm" svg:y1="14.736cm" svg:x2="10.781cm" svg:y2="14.935cm">
              <text:p/>
            </draw:line>
            <draw:line draw:style-name="gr6" draw:text-style-name="P3" draw:layer="layout" svg:x1="10.781cm" svg:y1="14.736cm" svg:x2="10.582cm" svg:y2="14.935cm">
              <text:p/>
            </draw:line>
          </draw:g>
          <draw:frame draw:style-name="gr7" draw:text-style-name="P5" draw:layer="layout" svg:width="0.752cm" svg:height="0.624cm" svg:x="10.321cm" svg:y="14.186cm">
            <draw:text-box>
              <text:p text:style-name="P4"><text:span text:style-name="T1">O</text:span></text:p>
            </draw:text-box>
          </draw:frame>
          <draw:frame draw:style-name="gr7" draw:text-style-name="P5" draw:layer="layout" svg:width="0.748cm" svg:height="0.624cm" svg:x="8.668cm" svg:y="13.335cm">
            <draw:text-box>
              <text:p text:style-name="P4"><text:span text:style-name="T1">D</text:span></text:p>
            </draw:text-box>
          </draw:frame>
          <draw:frame draw:style-name="gr7" draw:text-style-name="P5" draw:layer="layout" svg:width="0.722cm" svg:height="0.624cm" svg:x="13.213cm" svg:y="13.335cm">
            <draw:text-box>
              <text:p text:style-name="P4"><text:span text:style-name="T1">C</text:span></text:p>
            </draw:text-box>
          </draw:frame>
          <draw:frame draw:style-name="gr7" draw:text-style-name="P5" draw:layer="layout" svg:width="0.718cm" svg:height="0.624cm" svg:x="11.933cm" svg:y="15.96cm">
            <draw:text-box>
              <text:p text:style-name="P4"><text:span text:style-name="T1">B</text:span></text:p>
            </draw:text-box>
          </draw:frame>
          <draw:frame draw:style-name="gr7" draw:text-style-name="P5" draw:layer="layout" svg:width="0.718cm" svg:height="0.624cm" svg:x="7.435cm" svg:y="15.96cm">
            <draw:text-box>
              <text:p text:style-name="P4"><text:span text:style-name="T1">A</text:span></text:p>
            </draw:text-box>
          </draw:frame>
          <draw:line draw:style-name="gr5" draw:text-style-name="P3" draw:layer="layout" svg:x1="13.434cm" svg:y1="15.96cm" svg:x2="13.434cm" svg:y2="13.709cm">
            <text:p/>
          </draw:line>
          <draw:line draw:style-name="gr5" draw:text-style-name="P3" draw:layer="layout" svg:x1="12.182cm" svg:y1="15.96cm" svg:x2="13.681cm" svg:y2="15.96cm">
            <text:p/>
          </draw:line>
          <draw:polyline draw:style-name="gr8" draw:text-style-name="P6" draw:layer="layout" svg:width="0.249cm" svg:height="0.249cm" draw:transform="rotate (-3.14159265358979) translate (13.432cm 15.957cm)" svg:viewBox="0 0 250 250" draw:points="0,250 250,250 250,0">
            <text:p/>
          </draw:polyline>
          <draw:frame draw:style-name="gr7" draw:text-style-name="P5" draw:layer="layout" svg:width="0.739cm" svg:height="0.624cm" svg:x="13.057cm" svg:y="15.96cm">
            <draw:text-box>
              <text:p text:style-name="P4"><text:span text:style-name="T1">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57:29.560576709</meta:creation-date>
    <dc:date>2018-03-16T15:58:26.100685106</dc:date>
    <meta:editing-duration>PT56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